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300" table:style-name="ce1">
            <text:p>3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240" table:style-name="ce1">
            <text:p>24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900" table:style-name="ce1">
            <text:p>9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05" table:style-name="ce1">
            <text:p>105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20" table:style-name="ce1">
            <text:p>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40" table:style-name="ce1">
            <text:p>4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50" table:style-name="ce1">
            <text:p>4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117" table:formula="of:=SUM([.E2:.E54])" table:style-name="ce20">
            <text:p>4117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1-18T08:24:56Z</dc:date>
    <meta:print-date>2025-07-12T11:57:59Z</meta:print-date>
    <meta:editing-cycles>191</meta:editing-cycles>
    <meta:editing-duration>PT382675S</meta:editing-duration>
  </office:meta>
</office:document-meta>
</file>